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5df9"/>
    </style:style>
    <style:style style:name="P2" style:family="paragraph" style:parent-style-name="Heading_20_1">
      <style:text-properties officeooo:paragraph-rsid="00015df9"/>
    </style:style>
    <style:style style:name="P3" style:family="paragraph">
      <style:paragraph-properties fo:text-align="center"/>
    </style:style>
    <style:style style:name="T1" style:family="text">
      <style:text-properties officeooo:rsid="00015df9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fill="solid" draw:fill-color="#ffffff" draw:textarea-horizontal-align="center" draw:textarea-vertical-align="middle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fill="solid" draw:fill-color="#ffffff" draw:textarea-horizontal-align="center" draw:textarea-vertical-align="middle" style:run-through="foreground" style:wrap="none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GESTIONE CASSA</text:span></text:h>
      <text:p text:style-name="P1"><text:span text:style-name="T1">Applicazione per la gestione del servizio emissione scontrini.</text:span></text:p>
      <text:p text:style-name="P1"><text:span text:style-name="T1">Modalità di funzionamento: Gestione e Cassa.</text:span></text:p>
      <text:p text:style-name="P1"><text:span text:style-name="T1">In modalità Gestione: censimento Articoli (descrizione, prezzo); definizione Reparti; associazione articoli-reparti e dislocazione nella videata; Salvataggio e Caricamento; Chiusura giornaliera; Statistiche;</text:span></text:p>
      <text:p text:style-name="P1"><draw:rect text:anchor-type="paragraph" draw:z-index="1" draw:style-name="gr4" draw:text-style-name="P3" svg:width="12.357cm" svg:height="8.256cm" svg:x="0.878cm" svg:y="-0.134cm"><text:p/></draw:rect><draw:rect text:anchor-type="paragraph" draw:z-index="2" draw:style-name="gr5" draw:text-style-name="P3" svg:width="3.335cm" svg:height="7.912cm" svg:x="1.064cm" svg:y="0.025cm"><text:p text:style-name="P3">ORDINE</text:p></draw:rect><draw:rect text:anchor-type="paragraph" draw:z-index="3" draw:style-name="gr5" draw:text-style-name="P3" svg:width="7.568cm" svg:height="1.271cm" svg:x="5.165cm" svg:y="0.078cm"><text:p text:style-name="P3">REPARTI</text:p></draw:rect><draw:rect text:anchor-type="paragraph" draw:z-index="4" draw:style-name="gr5" draw:text-style-name="P3" svg:width="7.515cm" svg:height="4.922cm" svg:x="5.191cm" svg:y="1.718cm"><text:p text:style-name="P3">MENU</text:p></draw:rect><draw:rect text:anchor-type="paragraph" draw:z-index="5" draw:style-name="gr5" draw:text-style-name="P3" svg:width="7.515cm" svg:height="1.112cm" svg:x="5.191cm" svg:y="6.824cm"><text:p text:style-name="P3">COMANDI</text:p></draw:rect><draw:rect text:anchor-type="paragraph" draw:z-index="6" draw:style-name="gr4" draw:text-style-name="P3" svg:width="12.357cm" svg:height="8.256cm" svg:x="0.878cm" svg:y="-0.134cm"><text:p/></draw:rect><draw:rect text:anchor-type="paragraph" draw:z-index="7" draw:style-name="gr5" draw:text-style-name="P3" svg:width="11.642cm" svg:height="1.112cm" svg:x="1.064cm" svg:y="6.824cm"><text:p text:style-name="P3">COMANDI</text:p></draw:rect><draw:rect text:anchor-type="paragraph" draw:z-index="8" draw:style-name="gr6" draw:text-style-name="P3" svg:width="11.642cm" svg:height="6.615cm" svg:x="1.064cm" svg:y="0.025cm"><text:p text:style-name="P3">AREA LAVORO</text:p></draw:rect><text:span text:style-name="T1"/></text:p>
      <text:p text:style-name="P1"><text:span text:style-name="T1">In modalità Cassa: composizione ordine (inserimento, modifica, cancellazione righe dell'ordine); emissione scontrino; calcolo resto;</text:span></text:p>
      <text:p text:style-name="P1"><draw:g text:anchor-type="paragraph" draw:z-index="0" draw:style-name="gr1"><draw:rect draw:style-name="gr2" draw:text-style-name="P3" svg:width="12.357cm" svg:height="8.256cm" svg:x="0.878cm" svg:y="-0.134cm"><text:p/></draw:rect><draw:rect draw:style-name="gr3" draw:text-style-name="P3" svg:width="3.335cm" svg:height="7.912cm" svg:x="1.063cm" svg:y="0.025cm"><text:p text:style-name="P3">ORDINE</text:p></draw:rect><draw:rect draw:style-name="gr3" draw:text-style-name="P3" svg:width="7.568cm" svg:height="1.271cm" svg:x="5.164cm" svg:y="0.078cm"><text:p text:style-name="P3">REPARTI</text:p></draw:rect><draw:rect draw:style-name="gr3" draw:text-style-name="P3" svg:width="7.515cm" svg:height="4.922cm" svg:x="5.191cm" svg:y="1.718cm"><text:p text:style-name="P3">MENU</text:p></draw:rect><draw:rect draw:style-name="gr3" draw:text-style-name="P3" svg:width="7.515cm" svg:height="1.112cm" svg:x="5.191cm" svg:y="6.825cm"><text:p text:style-name="P3">COMANDI</text:p></draw:rect><draw:rect draw:style-name="gr2" draw:text-style-name="P3" svg:width="12.357cm" svg:height="8.256cm" svg:x="0.878cm" svg:y="-0.134cm"><text:p/></draw:rect><draw:rect draw:style-name="gr3" draw:text-style-name="P3" svg:width="3.335cm" svg:height="7.912cm" svg:x="1.063cm" svg:y="0.025cm"><text:p text:style-name="P3">ORDINE</text:p></draw:rect><draw:rect draw:style-name="gr3" draw:text-style-name="P3" svg:width="7.568cm" svg:height="1.271cm" svg:x="5.164cm" svg:y="0.078cm"><text:p text:style-name="P3">REPARTI</text:p></draw:rect><draw:rect draw:style-name="gr3" draw:text-style-name="P3" svg:width="7.515cm" svg:height="4.922cm" svg:x="5.191cm" svg:y="1.718cm"><text:p text:style-name="P3">MENU</text:p></draw:rect><draw:rect draw:style-name="gr3" draw:text-style-name="P3" svg:width="7.515cm" svg:height="1.112cm" svg:x="5.191cm" svg:y="6.825cm"><text:p text:style-name="P3">COMANDI</text:p></draw:rect></draw:g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32S</meta:editing-duration>
    <meta:editing-cycles>5</meta:editing-cycles>
    <meta:generator>LibreOffice/3.6$Windows_x86 LibreOffice_project/e29a214-2bbed72-0621de6-a97528c-8f066d</meta:generator>
    <dc:date>2012-10-29T16:05:08.08</dc:date>
    <meta:document-statistic meta:table-count="0" meta:image-count="0" meta:object-count="0" meta:page-count="1" meta:paragraph-count="5" meta:word-count="51" meta:character-count="459" meta:non-whitespace-character-count="413"/>
    <meta:user-defined meta:name="Info 1"/>
    <meta:user-defined meta:name="Info 2"/>
    <meta:user-defined meta:name="Info 3"/>
    <meta:user-defined meta:name="Info 4"/>
  </office:meta>
</office:document-meta>
</file>